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5</text:p>
      <text:p text:style-name="P3"><text:line-break/> Date: 10/4 -13<text:line-break/><text:line-break/> Facilitator: <text:s/>Andreas<text:line-break/><text:line-break/> Participants: Johan Gerdin, Andreas Wahlström, Erik Arnebäck, Linnea Andersson<text:line-break/><text:line-break/>1. Objectives: </text:p>
      <text:p text:style-name="P3"><text:tab/></text:p>
      <text:p text:style-name="P3"><text:tab/>Presentationen</text:p>
      <text:p text:style-name="P3"/>
      <text:p text:style-name="P3"><text:tab/>Förberedelser inför imorn 5/10 (möte med handledare)</text:p>
      <text:p text:style-name="P3"/>
      <text:p text:style-name="P3"><text:tab/>Mockup för gui </text:p>
      <text:p text:style-name="P3"><text:line-break/>2. Reports:</text:p>
      <text:p text:style-name="P3"><text:tab/></text:p>
      <text:p text:style-name="P3"><text:tab/>Allt gjort<text:line-break/><text:line-break/>3. Discussion items: </text:p>
      <text:p text:style-name="P3"><text:line-break/><text:tab/>Sparfunktion – Auto spara när man backar/stänger av.</text:p>
      <text:p text:style-name="P3"/>
      <text:p text:style-name="P3"><text:tab/>Språkinställningar – Hämta från telefonen, inget menuval.<text:tab/></text:p>
      <text:p text:style-name="P3"/>
      <text:p text:style-name="P3"><text:tab/>Förberedelse – Fråga om emulatorn(accelerometern). Tips om AndEngine. <text:s/><text:tab/>Extension, vilka vi behöver. Vad som ska sparas, hur?</text:p>
      <text:p text:style-name="P3"/>
      <text:p text:style-name="P3"><text:tab/>Presentationen – google powerpoint, mockup och analys diagram. Kort om <text:tab/>AndEngine och Box2D för grafiken , Android. Exempel.</text:p>
      <text:p text:style-name="P3"><text:tab/></text:p>
      <text:p text:style-name="P3"><text:tab/>Namn(prelimenärt) – Twirl.</text:p>
      <text:p text:style-name="P3"/>
      <text:p text:style-name="P3"><text:tab/>Låsa up decorationer, ändra utseende på Twirl.</text:p>
      <text:p text:style-name="P3"><text:line-break/>4. Outcomes and assignments: <text:line-break/><text:tab/></text:p>
      <text:p text:style-name="P3"><text:tab/>Alla:<text:tab/></text:p>
      <text:p text:style-name="P3"><text:tab/>11/4 – Arbeta med presentationen efter mötet</text:p>
      <text:p text:style-name="P3"><text:s/><text:tab/></text:p>
      <text:p text:style-name="P3"><text:tab/>Updatera Use cases</text:p>
      <text:p text:style-name="P3"><text:tab/><text:line-break/>5. Wrap up: Nästa möte – 12/4 -13 </text:p>
      <text:p text:style-name="P3"><text:soft-page-break/><text:line-break/><text:tab/>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10T14:30:37.73</dc:date>
    <meta:editing-duration>PT1H2M6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2" meta:paragraph-count="24" meta:word-count="119" meta:character-count="864"/>
  </office:meta>
</office:document-meta>
</file>